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11.028cm"/>
    </style:style>
    <style:style style:name="co5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number_o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naly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r_dijkstra()</text:p>
          </table:table-cell>
          <table:table-cell office:value-type="float" office:value="100" calcext:value-type="float">
            <text:p>100</text:p>
          </table:table-cell>
          <table:table-cell office:value-type="float" office:value="11183.865" calcext:value-type="float">
            <text:p>11183.865</text:p>
          </table:table-cell>
          <table:table-cell office:value-type="string" calcext:value-type="string">
            <text:p>SELECT <text:s text:c="6"/>b.id, <text:s text:c="5"/>b.the_geom, <text:s text:c="5"/>count(the_geom) as centrality FROM <text:s text:c="8"/>pgr_dijkstra( <text:s text:c="13"/>'SELECT <text:s text:c="2"/>id <text:s text:c="29"/>id, <text:s text:c="29"/>source, <text:s text:c="29"/>target, <text:s text:c="29"/>cost <text:s text:c="15"/>FROM <text:s text:c="29"/>porto_alegre_net_largest', <text:s text:c="29"/>ARRAY(SELECT net_id AS start_id FROM weight_sampling_100_origin) , <text:s text:c="28"/>ARRAY(SELECT net_id AS end_id FROM weight_sampling_100_origin ), <text:s text:c="29"/>directed := TRUE) j <text:s text:c="5"/>LEFT JOIN porto_alegre_net_largest AS b <text:s text:c="18"/>ON j.edge = b.id <text:s text:c="5"/>GROUP BY <text:s text:c="15"/>b.id, <text:s text:c="15"/>b.the_geom <text:s text:c="2"/>ORDER BY <text:s text:c="14"/>centrality DESC;</text:p>
          </table:table-cell>
          <table:table-cell office:value-type="string" calcext:value-type="string">
            <text:p>Sort <text:s/>(cost=3165.08..3167.58 rows=1000 width=64) (actual time=11135.237..11138.781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26..0.057 rows=100 loops=1) <text:s text:c="2"/>InitPlan 2 (returns $1) <text:s text:c="4"/>-&gt; <text:s/>Seq Scan on random_100_destination <text:s/>(cost=0.00..2.00 rows=100 width=8) (actual time=0.011..0.041 rows=100 loops=1) <text:s text:c="2"/>-&gt; <text:s/>HashAggregate <text:s/>(cost=3101.25..3111.25 rows=1000 width=64) (actual time=11123.499..11130.252 rows=21673 loops=1) <text:s text:c="8"/>Group Key: b.ogc_fid, b.the_geom <text:s text:c="8"/>Batches: 1 <text:s/>Memory Usage: 4881kB <text:s text:c="8"/>-&gt; <text:s/>Nested Loop Left Join <text:s/>(cost=0.67..3093.75 rows=1000 width=56) (actual time=4758.712..10019.941 rows=1787766 loops=1) <text:s text:c="14"/>-&gt; <text:s/>Function Scan on pgr_dijkstra j <text:s/>(cost=0.25..10.25 rows=1000 width=8) (actual time=4758.665..5061.741 rows=1787766 loops=1) <text:s text:c="14"/>-&gt; <text:s/>Index Scan using idx_porto_alegre_net_largest_id on porto_alegre_net_largest b <text:s/>(cost=0.42..3.07 rows=1 width=56) (actual time=0.002..0.002 rows=1 loops=1787766) <text:s text:c="20"/>Index Cond: (ogc_fid = j.edge) Planning Time: 0.400 ms Execution Time: 11183.865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r_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34613.245" calcext:value-type="float">
            <text:p>34613.245</text:p>
          </table:table-cell>
          <table:table-cell office:value-type="string" calcext:value-type="string">
            <text:p>SELECT <text:s text:c="6"/>b.id, <text:s text:c="5"/>b.the_geom, <text:s text:c="5"/>count(the_geom) as centrality FROM <text:s text:c="8"/>pgr_dijkstra( <text:s text:c="13"/>'SELECT <text:s text:c="2"/>id <text:s text:c="29"/>id, <text:s text:c="29"/>source, <text:s text:c="29"/>target, <text:s text:c="29"/>cost <text:s text:c="15"/>FROM <text:s text:c="29"/>porto_alegre_net_largest', <text:s text:c="29"/>ARRAY(SELECT net_id AS start_id FROM weight_sampling_200_origin) , <text:s text:c="28"/>ARRAY(SELECT net_id AS end_id FROM weight_sampling_200_origin ), <text:s text:c="29"/>directed := TRUE) j <text:s text:c="5"/>LEFT JOIN porto_alegre_net_largest AS b <text:s text:c="18"/>ON j.edge = b.id <text:s text:c="5"/>GROUP BY <text:s text:c="15"/>b.id, <text:s text:c="15"/>b.the_geom <text:s text:c="2"/>ORDER BY <text:s text:c="14"/>centrality DESC;</text:p>
          </table:table-cell>
          <table:table-cell office:value-type="string" calcext:value-type="string">
            <text:p>Sort <text:s/>(cost=3169.08..3171.58 rows=1000 width=64) (actual time=34499.671..34505.139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102..0.201 rows=200 loops=1) <text:s text:c="2"/>InitPlan 2 (returns $1) <text:s text:c="4"/>-&gt; <text:s/>Seq Scan on sampling_weight_200_destination <text:s/>(cost=0.00..4.00 rows=200 width=8) (actual time=0.022..0.125 rows=200 loops=1) <text:s text:c="2"/>-&gt; <text:s/>HashAggregate <text:s/>(cost=3101.25..3111.25 rows=1000 width=64) (actual time=34483.930..34492.477 rows=28983 loops=1) <text:s text:c="8"/>Group Key: b.ogc_fid, b.the_geom <text:s text:c="8"/>Batches: 1 <text:s/>Memory Usage: 6673kB <text:s text:c="8"/>-&gt; <text:s/>Nested Loop Left Join <text:s/>(cost=0.67..3093.75 rows=1000 width=56) (actual time=12543.026..30546.777 rows=7071064 loops=1) <text:s text:c="14"/>-&gt; <text:s/>Function Scan on pgr_dijkstra j <text:s/>(cost=0.25..10.25 rows=1000 width=8) (actual time=12542.991..13541.139 rows=7071064 loops=1) <text:s text:c="14"/>-&gt; <text:s/>Index Scan using idx_porto_alegre_net_largest_id on porto_alegre_net_largest b <text:s/>(cost=0.42..3.07 rows=1 width=56) (actual time=0.002..0.002 rows=1 loops=7071064) <text:s text:c="20"/>Index Cond: (ogc_fid = j.edge) Planning Time: 0.585 ms Execution Time: 34613.245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r_dijkstra()</text:p>
          </table:table-cell>
          <table:table-cell office:value-type="float" office:value="300" calcext:value-type="float">
            <text:p>300</text:p>
          </table:table-cell>
          <table:table-cell office:value-type="float" office:value="75505.388" calcext:value-type="float">
            <text:p>75505.388</text:p>
          </table:table-cell>
          <table:table-cell office:value-type="string" calcext:value-type="string">
            <text:p>SELECT <text:s text:c="6"/>b.id, <text:s text:c="5"/>b.the_geom, <text:s text:c="5"/>count(the_geom) as centrality FROM <text:s text:c="8"/>pgr_dijkstra( <text:s text:c="13"/>'SELECT <text:s text:c="2"/>id <text:s text:c="29"/>id, <text:s text:c="29"/>source, <text:s text:c="29"/>target, <text:s text:c="29"/>cost <text:s text:c="15"/>FROM <text:s text:c="29"/>porto_alegre_net_largest', <text:s text:c="29"/>ARRAY(SELECT net_id AS start_id FROM weight_sampling_300_origin) , <text:s text:c="28"/>ARRAY(SELECT net_id AS end_id FROM weight_sampling_300_origin ), <text:s text:c="29"/>directed := TRUE) j <text:s text:c="5"/>LEFT JOIN porto_alegre_net_largest AS b <text:s text:c="18"/>ON j.edge = b.id <text:s text:c="5"/>GROUP BY <text:s text:c="15"/>b.id, <text:s text:c="15"/>b.the_geom <text:s text:c="2"/>ORDER BY <text:s text:c="14"/>centrality DESC;</text:p>
          </table:table-cell>
          <table:table-cell office:value-type="string" calcext:value-type="string">
            <text:p>Sort <text:s/>(cost=3173.08..3175.58 rows=1000 width=64) (actual time=75239.661..75244.805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012..0.053 rows=300 loops=1) <text:s text:c="2"/>InitPlan 2 (returns $1) <text:s text:c="4"/>-&gt; <text:s/>Seq Scan on sampling_weight_300_destination <text:s/>(cost=0.00..6.00 rows=300 width=8) (actual time=0.007..0.047 rows=300 loops=1) <text:s text:c="2"/>-&gt; <text:s/>HashAggregate <text:s/>(cost=3101.25..3111.25 rows=1000 width=64) (actual time=75223.073..75232.395 rows=32000 loops=1) <text:s text:c="8"/>Group Key: b.ogc_fid, b.the_geom <text:s text:c="8"/>Batches: 1 <text:s/>Memory Usage: 6673kB <text:s text:c="8"/>-&gt; <text:s/>Nested Loop Left Join <text:s/>(cost=0.67..3093.75 rows=1000 width=56) (actual time=24895.475..66373.230 rows=15922899 loops=1) <text:s text:c="14"/>-&gt; <text:s/>Function Scan on pgr_dijkstra j <text:s/>(cost=0.25..10.25 rows=1000 width=8) (actual time=24894.983..27429.005 rows=15922899 loops=1) <text:s text:c="14"/>-&gt; <text:s/>Index Scan using idx_porto_alegre_net_largest_id on porto_alegre_net_largest b <text:s/>(cost=0.42..3.07 rows=1 width=56) (actual time=0.002..0.002 rows=1 loops=15922899) <text:s text:c="20"/>Index Cond: (ogc_fid = j.edge) Planning Time: 0.639 ms Execution Time: 75505.388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r_bdDijkstra()</text:p>
          </table:table-cell>
          <table:table-cell office:value-type="float" office:value="100" calcext:value-type="float">
            <text:p>100</text:p>
          </table:table-cell>
          <table:table-cell office:value-type="float" office:value="108916.104" calcext:value-type="float">
            <text:p>108916.104</text:p>
          </table:table-cell>
          <table:table-cell office:value-type="string" calcext:value-type="string">
            <text:p>SELECT <text:s text:c="4"/>b.id, <text:s/>b.the_geom, <text:s/>count(the_geom) AS centrality FROM <text:s text:c="3"/>pgr_bdDijkstra( <text:s text:c="3"/>'SELECT <text:s/>id, <text:s text:c="6"/>source, <text:s text:c="6"/>target, <text:s text:c="7"/>cost <text:s text:c="3"/>FROM <text:s text:c="6"/>porto_alegre_net_largest', <text:s text:c="4"/>ARRAY(SELECT net_id AS start_id FROM weight_sampling_100_origin), <text:s text:c="4"/>ARRAY(SELECT net_id AS end_id FROM weight_sampling_100_destination), <text:s text:c="5"/>directed := TRUE) j <text:s text:c="4"/>LEFT JOIN porto_alegre_net_largest AS b <text:s text:c="4"/>ON j.edge = b.id <text:s text:c="4"/>GROUP BY <text:s/>b.id, b.the_geom <text:s text:c="4"/>ORDER BY centrality DESC; <text:s text:c="3"/></text:p>
          </table:table-cell>
          <table:table-cell office:value-type="string" calcext:value-type="string">
            <text:p>Sort <text:s/>(cost=3165.08..3167.58 rows=1000 width=64) (actual time=108861.513..108864.956 rows=21888 loops=1) <text:s text:c="2"/>Sort Key: (count(b.the_geom)) DESC <text:s text:c="2"/>Sort Method: quicksort <text:s/>Memory: 2649kB <text:s text:c="2"/>InitPlan 1 (returns $0) <text:s text:c="4"/>-&gt; <text:s/>Seq Scan on random_100_origin <text:s/>(cost=0.00..2.00 rows=100 width=8) (actual time=0.011..0.023 rows=100 loops=1) <text:s text:c="2"/>InitPlan 2 (returns $1) <text:s text:c="4"/>-&gt; <text:s/>Seq Scan on random_100_destination <text:s/>(cost=0.00..2.00 rows=100 width=8) (actual time=0.006..0.018 rows=100 loops=1) <text:s text:c="2"/>-&gt; <text:s/>HashAggregate <text:s/>(cost=3101.25..3111.25 rows=1000 width=64) (actual time=108848.834..108855.812 rows=21888 loops=1) <text:s text:c="8"/>Group Key: b.ogc_fid, b.the_geom <text:s text:c="8"/>Batches: 1 <text:s/>Memory Usage: 4881kB <text:s text:c="8"/>-&gt; <text:s/>Nested Loop Left Join <text:s/>(cost=0.67..3093.75 rows=1000 width=56) (actual time=102499.589..107760.597 rows=1791360 loops=1) <text:s text:c="14"/>-&gt; <text:s/>Function Scan on pgr_bddijkstra j <text:s/>(cost=0.25..10.25 rows=1000 width=8) (actual time=102499.524..102794.220 rows=1791360 loops=1) <text:s text:c="14"/>-&gt; <text:s/>Index Scan using idx_porto_alegre_net_largest_id on porto_alegre_net_largest b <text:s/>(cost=0.42..3.07 rows=1 width=56) (actual time=0.002..0.002 rows=1 loops=1791360) <text:s text:c="20"/>Index Cond: (ogc_fid = j.edge) Planning Time: 0.343 ms Execution Time: 108916.104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r_bdDijkstra()</text:p>
          </table:table-cell>
          <table:table-cell office:value-type="float" office:value="200" calcext:value-type="float">
            <text:p>200</text:p>
          </table:table-cell>
          <table:table-cell office:value-type="float" office:value="426489.553" calcext:value-type="float">
            <text:p>426489.553</text:p>
          </table:table-cell>
          <table:table-cell office:value-type="string" calcext:value-type="string">
            <text:p>SELECT <text:s text:c="4"/>b.id, <text:s/>b.the_geom, <text:s/>count(the_geom) AS centrality FROM <text:s text:c="3"/>pgr_bdDijkstra( <text:s text:c="3"/>'SELECT <text:s/>id, <text:s text:c="6"/>source, <text:s text:c="6"/>target, <text:s text:c="7"/>cost <text:s text:c="3"/>FROM <text:s text:c="6"/>porto_alegre_net_largest', <text:s text:c="4"/>ARRAY(SELECT net_id AS start_id FROM weight_sampling_200_origin), <text:s text:c="4"/>ARRAY(SELECT net_id AS end_id FROM weight_sampling_200_destination), <text:s text:c="5"/>directed := TRUE) j <text:s text:c="4"/>LEFT JOIN porto_alegre_net_largest AS b <text:s text:c="4"/>ON j.edge = b.id <text:s text:c="4"/>GROUP BY <text:s/>b.id, b.the_geom <text:s text:c="4"/>ORDER BY centrality DESC; <text:s text:c="3"/></text:p>
          </table:table-cell>
          <table:table-cell office:value-type="string" calcext:value-type="string">
            <text:p>Sort <text:s/>(cost=3169.08..3171.58 rows=1000 width=64) (actual time=426276.331..426280.991 rows=29479 loops=1) <text:s text:c="2"/>Sort Key: (count(b.the_geom)) DESC <text:s text:c="2"/>Sort Method: quicksort <text:s/>Memory: 3302kB <text:s text:c="2"/>InitPlan 1 (returns $0) <text:s text:c="4"/>-&gt; <text:s/>Seq Scan on sampling_weight_200_origin <text:s/>(cost=0.00..4.00 rows=200 width=8) (actual time=0.193..0.254 rows=200 loops=1) <text:s text:c="2"/>InitPlan 2 (returns $1) <text:s text:c="4"/>-&gt; <text:s/>Seq Scan on sampling_weight_200_destination <text:s/>(cost=0.00..4.00 rows=200 width=8) (actual time=0.150..0.206 rows=200 loops=1) <text:s text:c="2"/>-&gt; <text:s/>HashAggregate <text:s/>(cost=3101.25..3111.25 rows=1000 width=64) (actual time=426258.127..426268.264 rows=29479 loops=1) <text:s text:c="8"/>Group Key: b.ogc_fid, b.the_geom <text:s text:c="8"/>Batches: 1 <text:s/>Memory Usage: 6673kB <text:s text:c="8"/>-&gt; <text:s/>Nested Loop Left Join <text:s/>(cost=0.67..3093.75 rows=1000 width=56) (actual time=401173.398..421886.410 rows=7085087 loops=1) <text:s text:c="14"/>-&gt; <text:s/>Function Scan on pgr_bddijkstra j <text:s/>(cost=0.25..10.25 rows=1000 width=8) (actual time=401172.910..402370.334 rows=7085087 loops=1) <text:s text:c="14"/>-&gt; <text:s/>Index Scan using idx_porto_alegre_net_largest_id on porto_alegre_net_largest b <text:s/>(cost=0.42..3.07 rows=1 width=56) (actual time=0.002..0.002 rows=1 loops=7085087) <text:s text:c="20"/>Index Cond: (ogc_fid = j.edge) Planning Time: 36.572 ms Execution Time: 426489.553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r_astar()</text:p>
          </table:table-cell>
          <table:table-cell office:value-type="float" office:value="100" calcext:value-type="float">
            <text:p>100</text:p>
          </table:table-cell>
          <table:table-cell office:value-type="float" office:value="12319.547" calcext:value-type="float">
            <text:p>12319.547</text:p>
          </table:table-cell>
          <table:table-cell office:value-type="string" calcext:value-type="string">
            <text:p>SELECT <text:s/>b.id, <text:s/>b.the_geom, <text:s/>count(the_geom) AS centrality <text:s/>FROM <text:s text:c="2"/>pgr_astar( <text:s text:c="4"/>'SELECT id, <text:s text:c="7"/>source, <text:s text:c="4"/>target, <text:s text:c="7"/>cost, <text:s text:c="7"/>x1, <text:s text:c="7"/>y1, <text:s text:c="7"/>x2, <text:s text:c="7"/>y2 <text:s text:c="4"/>FROM porto_alegre_net_largest_astar', <text:s/>ARRAY(SELECT net_id FROM <text:s/>weight_sampling_100_origin), <text:s/>ARRAY(SELECT net_id FROM <text:s/>weight_sampling_100_destination), <text:s text:c="2"/>directed:=TRUE, <text:s text:c="2"/>heuristic:=2) j <text:s/>LEFT JOIN <text:s text:c="3"/>porto_alegre_net_largest_astar AS b <text:s/>ON j.edge = b.id <text:s/>GROUP BY <text:s text:c="4"/>b.id, <text:s text:c="2"/>b.the_geom <text:s text:c="24"/>ORDER BY centrality DESC;</text:p>
          </table:table-cell>
          <table:table-cell office:value-type="string" calcext:value-type="string">
            <text:p>Sort <text:s/>(cost=8578.84..8581.34 rows=1000 width=64) (actual time=12244.543..12247.630 rows=21673 loops=1) <text:s text:c="2"/>Sort Key: (count(b.the_geom)) DESC <text:s text:c="2"/>Sort Method: quicksort <text:s/>Memory: 2631kB <text:s text:c="2"/>InitPlan 1 (returns $0) <text:s text:c="4"/>-&gt; <text:s/>Seq Scan on random_100_origin <text:s/>(cost=0.00..2.00 rows=100 width=8) (actual time=0.014..0.032 rows=100 loops=1) <text:s text:c="2"/>InitPlan 2 (returns $1) <text:s text:c="4"/>-&gt; <text:s/>Seq Scan on random_100_destination <text:s/>(cost=0.00..2.00 rows=100 width=8) (actual time=0.315..0.340 rows=100 loops=1) <text:s text:c="2"/>-&gt; <text:s/>GroupAggregate <text:s/>(cost=8505.01..8525.01 rows=1000 width=64) (actual time=11383.791..12239.087 rows=21673 loops=1) <text:s text:c="8"/>Group Key: b.ogc_fid, b.the_geom <text:s text:c="8"/>-&gt; <text:s/>Sort <text:s/>(cost=8505.01..8507.51 rows=1000 width=56) (actual time=11383.658..11871.002 rows=1787766 loops=1) <text:s text:c="14"/>Sort Key: b.ogc_fid, b.the_geom <text:s text:c="14"/>Sort Method: external merge <text:s/>Disk: 109736kB <text:s text:c="14"/>-&gt; <text:s/>Hash Left Join <text:s/>(cost=8431.43..8455.18 rows=1000 width=56) (actual time=9526.664..10370.857 rows=1787766 loops=1) <text:s text:c="20"/>Hash Cond: (j.edge = b.ogc_fid) <text:s text:c="20"/>-&gt; <text:s/>Function Scan on pgr_astar j <text:s/>(cost=0.25..10.25 rows=1000 width=8) (actual time=9457.479..9678.252 rows=1787766 loops=1) <text:s text:c="20"/>-&gt; <text:s/>Hash <text:s/>(cost=6236.08..6236.08 rows=175608 width=56) (actual time=69.052..69.053 rows=175608 loops=1) <text:s text:c="26"/>Buckets: 262144 <text:s/>Batches: 1 <text:s/>Memory Usage: 16625kB <text:s text:c="26"/>-&gt; <text:s/>Seq Scan on porto_alegre_net_largest_astar b <text:s/>(cost=0.00..6236.08 rows=175608 width=56) (actual time=0.013..29.050 rows=175608 loops=1) Planning Time: 0.373 ms Execution Time: 12319.547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r_astar()</text:p>
          </table:table-cell>
          <table:table-cell office:value-type="float" office:value="200" calcext:value-type="float">
            <text:p>200</text:p>
          </table:table-cell>
          <table:table-cell office:value-type="float" office:value="38444.056" calcext:value-type="float">
            <text:p>38444.056</text:p>
          </table:table-cell>
          <table:table-cell office:value-type="string" calcext:value-type="string">
            <text:p>SELECT <text:s/>b.id, <text:s/>b.the_geom, <text:s/>count(the_geom) AS centrality <text:s/>FROM <text:s text:c="2"/>pgr_astar( <text:s text:c="4"/>'SELECT id, <text:s text:c="7"/>source, <text:s text:c="4"/>target, <text:s text:c="7"/>cost, <text:s text:c="7"/>x1, <text:s text:c="7"/>y1, <text:s text:c="7"/>x2, <text:s text:c="7"/>y2 <text:s text:c="4"/>FROM porto_alegre_net_largest_astar', <text:s/>ARRAY(SELECT net_id FROM <text:s/>weight_sampling_200_origin), <text:s/>ARRAY(SELECT net_id FROM <text:s/>weight_sampling_200_destination), <text:s text:c="2"/>directed:=TRUE, <text:s text:c="2"/>heuristic:=2) j <text:s/>LEFT JOIN <text:s text:c="3"/>porto_alegre_net_largest_astar AS b <text:s/>ON j.edge = b.id <text:s/>GROUP BY <text:s text:c="4"/>b.id, <text:s text:c="2"/>b.the_geom <text:s text:c="24"/>ORDER BY centrality DESC;</text:p>
          </table:table-cell>
          <table:table-cell office:value-type="string" calcext:value-type="string">
            <text:p>Sort <text:s/>(cost=8582.84..8585.34 rows=1000 width=64) (actual time=38249.748..38254.173 rows=28983 loops=1) <text:s text:c="2"/>Sort Key: (count(b.the_geom)) DESC <text:s text:c="2"/>Sort Method: quicksort <text:s/>Memory: 3259kB <text:s text:c="2"/>InitPlan 1 (returns $0) <text:s text:c="4"/>-&gt; <text:s/>Seq Scan on sampling_weight_200_origin <text:s/>(cost=0.00..4.00 rows=200 width=8) (actual time=0.021..0.099 rows=200 loops=1) <text:s text:c="2"/>InitPlan 2 (returns $1) <text:s text:c="4"/>-&gt; <text:s/>Seq Scan on sampling_weight_200_destination <text:s/>(cost=0.00..4.00 rows=200 width=8) (actual time=0.018..0.095 rows=200 loops=1) <text:s text:c="2"/>-&gt; <text:s/>GroupAggregate <text:s/>(cost=8505.01..8525.01 rows=1000 width=64) (actual time=34639.396..38240.873 rows=28983 loops=1) <text:s text:c="8"/>Group Key: b.ogc_fid, b.the_geom <text:s text:c="8"/>-&gt; <text:s/>Sort <text:s/>(cost=8505.01..8507.51 rows=1000 width=56) (actual time=34638.821..36809.853 rows=7071064 loops=1) <text:s text:c="14"/>Sort Key: b.ogc_fid, b.the_geom <text:s text:c="14"/>Sort Method: external merge <text:s/>Disk: 434032kB <text:s text:c="14"/>-&gt; <text:s/>Hash Left Join <text:s/>(cost=8431.43..8455.18 rows=1000 width=56) (actual time=27677.391..30834.830 rows=7071064 loops=1) <text:s text:c="20"/>Hash Cond: (j.edge = b.ogc_fid) <text:s text:c="20"/>-&gt; <text:s/>Function Scan on pgr_astar j <text:s/>(cost=0.25..10.25 rows=1000 width=8) (actual time=27609.426..28439.714 rows=7071064 loops=1) <text:s text:c="20"/>-&gt; <text:s/>Hash <text:s/>(cost=6236.08..6236.08 rows=175608 width=56) (actual time=67.825..67.825 rows=175608 loops=1) <text:s text:c="26"/>Buckets: 262144 <text:s/>Batches: 1 <text:s/>Memory Usage: 16625kB <text:s text:c="26"/>-&gt; <text:s/>Seq Scan on porto_alegre_net_largest_astar b <text:s/>(cost=0.00..6236.08 rows=175608 width=56) (actual time=0.013..28.690 rows=175608 loops=1) Planning Time: 0.591 ms Execution Time: 38444.056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r_astar()</text:p>
          </table:table-cell>
          <table:table-cell office:value-type="float" office:value="300" calcext:value-type="float">
            <text:p>300</text:p>
          </table:table-cell>
          <table:table-cell office:value-type="float" office:value="89211.976" calcext:value-type="float">
            <text:p>89211.976</text:p>
          </table:table-cell>
          <table:table-cell office:value-type="string" calcext:value-type="string">
            <text:p>SELECT <text:s/>b.id, <text:s/>b.the_geom, <text:s/>count(the_geom) AS centrality <text:s/>FROM <text:s text:c="2"/>pgr_astar( <text:s text:c="4"/>'SELECT id, <text:s text:c="7"/>source, <text:s text:c="4"/>target, <text:s text:c="7"/>cost, <text:s text:c="7"/>x1, <text:s text:c="7"/>y1, <text:s text:c="7"/>x2, <text:s text:c="7"/>y2 <text:s text:c="4"/>FROM porto_alegre_net_largest_astar', <text:s/>ARRAY(SELECT net_id FROM <text:s/>weight_sampling_100_origin), <text:s/>ARRAY(SELECT net_id FROM <text:s/>weight_sampling_100_destination), <text:s text:c="2"/>directed:=TRUE, <text:s text:c="2"/>heuristic:=2) j <text:s/>LEFT JOIN <text:s text:c="3"/>porto_alegre_net_largest_astar AS b <text:s/>ON j.edge = b.id <text:s/>GROUP BY <text:s text:c="4"/>b.id, <text:s text:c="2"/>b.the_geom <text:s text:c="24"/>ORDER BY centrality DESC;</text:p>
          </table:table-cell>
          <table:table-cell office:value-type="string" calcext:value-type="string">
            <text:p>Sort <text:s/>(cost=8586.84..8589.34 rows=1000 width=64) (actual time=88849.452..88854.504 rows=32000 loops=1) <text:s text:c="2"/>Sort Key: (count(b.the_geom)) DESC <text:s text:c="2"/>Sort Method: quicksort <text:s/>Memory: 3518kB <text:s text:c="2"/>InitPlan 1 (returns $0) <text:s text:c="4"/>-&gt; <text:s/>Seq Scan on sampling_weight_300_origin <text:s/>(cost=0.00..6.00 rows=300 width=8) (actual time=0.319..0.559 rows=300 loops=1) <text:s text:c="2"/>InitPlan 2 (returns $1) <text:s text:c="4"/>-&gt; <text:s/>Seq Scan on sampling_weight_300_destination <text:s/>(cost=0.00..6.00 rows=300 width=8) (actual time=0.247..0.453 rows=300 loops=1) <text:s text:c="2"/>-&gt; <text:s/>GroupAggregate <text:s/>(cost=8505.01..8525.01 rows=1000 width=64) (actual time=81044.287..88828.764 rows=32000 loops=1) <text:s text:c="8"/>Group Key: b.ogc_fid, b.the_geom <text:s text:c="8"/>-&gt; <text:s/>Sort <text:s/>(cost=8505.01..8507.51 rows=1000 width=56) (actual time=81042.282..84664.286 rows=15922899 loops=1) <text:s text:c="14"/>Sort Key: b.ogc_fid, b.the_geom <text:s text:c="14"/>Sort Method: external merge <text:s/>Disk: 977136kB <text:s text:c="14"/>-&gt; <text:s/>Hash Left Join <text:s/>(cost=8431.43..8455.18 rows=1000 width=56) (actual time=59212.329..66886.522 rows=15922899 loops=1) <text:s text:c="20"/>Hash Cond: (j.edge = b.ogc_fid) <text:s text:c="20"/>-&gt; <text:s/>Function Scan on pgr_astar j <text:s/>(cost=0.25..10.25 rows=1000 width=8) (actual time=59108.049..61133.560 rows=15922899 loops=1) <text:s text:c="20"/>-&gt; <text:s/>Hash <text:s/>(cost=6236.08..6236.08 rows=175608 width=56) (actual time=103.949..103.950 rows=175608 loops=1) <text:s text:c="26"/>Buckets: 262144 <text:s/>Batches: 1 <text:s/>Memory Usage: 16625kB <text:s text:c="26"/>-&gt; <text:s/>Seq Scan on porto_alegre_net_largest_astar b <text:s/>(cost=0.00..6236.08 rows=175608 width=56) (actual time=0.014..46.570 rows=175608 loops=1) Planning Time: 6.017 ms Execution Time: 89211.976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r_bdastar()</text:p>
          </table:table-cell>
          <table:table-cell office:value-type="float" office:value="100" calcext:value-type="float">
            <text:p>100</text:p>
          </table:table-cell>
          <table:table-cell office:value-type="float" office:value="110424.801" calcext:value-type="float">
            <text:p>110424.801</text:p>
          </table:table-cell>
          <table:table-cell office:value-type="string" calcext:value-type="string">
            <text:p>SELECT <text:s text:c="5"/>b.id, <text:s/>b.the_geom, <text:s/>count(the_geom) AS centrality FROM <text:s text:c="2"/>pgr_bdAstar( <text:s text:c="2"/>'SELECT id, <text:s text:c="5"/>source, <text:s text:c="5"/>target, <text:s text:c="5"/>cost, <text:s text:c="5"/>x1, <text:s text:c="5"/>y1, <text:s text:c="5"/>x2, <text:s text:c="5"/>y2 <text:s text:c="2"/>FROM <text:s/>porto_alegre_net_largest_astar', <text:s/>ARRAY(SELECT net_id FROM <text:s/>weight_sampling_100_origin), <text:s/>ARRAY(SELECT net_id FROM <text:s/>weight_sampling_100_destination), <text:s/>directed:=TRUE, <text:s/>heuristic:=2) j <text:s/>LEFT JOIN <text:s text:c="3"/>porto_alegre_net_largest_astar AS b <text:s text:c="24"/>ON j.edge = b.id <text:s text:c="25"/>GROUP BY <text:s/>b.id, <text:s text:c="2"/>b.the_geom <text:s text:c="2"/>ORDER BY centrality DESC; </text:p>
          </table:table-cell>
          <table:table-cell office:value-type="string" calcext:value-type="string">
            <text:p>Sort <text:s/>(cost=8578.84..8581.34 rows=1000 width=64) (actual time=110353.698..110356.793 rows=22053 loops=1) <text:s text:c="2"/>Sort Key: (count(b.the_geom)) DESC <text:s text:c="2"/>Sort Method: quicksort <text:s/>Memory: 2664kB <text:s text:c="2"/>InitPlan 1 (returns $0) <text:s text:c="4"/>-&gt; <text:s/>Seq Scan on random_100_origin <text:s/>(cost=0.00..2.00 rows=100 width=8) (actual time=0.015..0.032 rows=100 loops=1) <text:s text:c="2"/>InitPlan 2 (returns $1) <text:s text:c="4"/>-&gt; <text:s/>Seq Scan on random_100_destination <text:s/>(cost=0.00..2.00 rows=100 width=8) (actual time=0.011..0.028 rows=100 loops=1) <text:s text:c="2"/>-&gt; <text:s/>GroupAggregate <text:s/>(cost=8505.01..8525.01 rows=1000 width=64) (actual time=109525.205..110348.564 rows=22053 loops=1) <text:s text:c="8"/>Group Key: b.ogc_fid, b.the_geom <text:s text:c="8"/>-&gt; <text:s/>Sort <text:s/>(cost=8505.01..8507.51 rows=1000 width=56) (actual time=109525.026..109992.182 rows=1791492 loops=1) <text:s text:c="14"/>Sort Key: b.ogc_fid, b.the_geom <text:s text:c="14"/>Sort Method: external merge <text:s/>Disk: 109968kB <text:s text:c="14"/>-&gt; <text:s/>Hash Left Join <text:s/>(cost=8431.43..8455.18 rows=1000 width=56) (actual time=107588.397..108480.273 rows=1791492 loops=1) <text:s text:c="20"/>Hash Cond: (j.edge = b.ogc_fid) <text:s text:c="20"/>-&gt; <text:s/>Function Scan on pgr_bdastar j <text:s/>(cost=0.25..10.25 rows=1000 width=8) (actual time=107508.414..107738.728 rows=1791492 loops=1) <text:s text:c="20"/>-&gt; <text:s/>Hash <text:s/>(cost=6236.08..6236.08 rows=175608 width=56) (actual time=79.853..79.854 rows=175608 loops=1) <text:s text:c="26"/>Buckets: 262144 <text:s/>Batches: 1 <text:s/>Memory Usage: 16625kB <text:s text:c="26"/>-&gt; <text:s/>Seq Scan on porto_alegre_net_largest_astar b <text:s/>(cost=0.00..6236.08 rows=175608 width=56) (actual time=0.013..34.527 rows=175608 loops=1) Planning Time: 0.387 ms Execution Time: 110424.801 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r_bdastar()</text:p>
          </table:table-cell>
          <table:table-cell office:value-type="float" office:value="200" calcext:value-type="float">
            <text:p>200</text:p>
          </table:table-cell>
          <table:table-cell office:value-type="float" office:value="430940.623" calcext:value-type="float">
            <text:p>430940.623</text:p>
          </table:table-cell>
          <table:table-cell office:value-type="string" calcext:value-type="string">
            <text:p>SELECT <text:s text:c="5"/>b.id, <text:s/>b.the_geom, <text:s/>count(the_geom) AS centrality FROM <text:s text:c="2"/>pgr_bdAstar( <text:s text:c="2"/>'SELECT id, <text:s text:c="5"/>source, <text:s text:c="5"/>target, <text:s text:c="5"/>cost, <text:s text:c="5"/>x1, <text:s text:c="5"/>y1, <text:s text:c="5"/>x2, <text:s text:c="5"/>y2 <text:s text:c="2"/>FROM <text:s/>porto_alegre_net_largest_astar', <text:s/>ARRAY(SELECT net_id FROM <text:s/>weight_sampling_200_origin), <text:s/>ARRAY(SELECT net_id FROM <text:s/>weight_sampling_200_destination), <text:s/>directed:=TRUE, <text:s/>heuristic:=2) j <text:s/>LEFT JOIN <text:s text:c="3"/>porto_alegre_net_largest_astar AS b <text:s text:c="24"/>ON j.edge = b.id <text:s text:c="25"/>GROUP BY <text:s/>b.id, <text:s text:c="2"/>b.the_geom <text:s text:c="2"/>ORDER BY centrality DESC; </text:p>
          </table:table-cell>
          <table:table-cell office:value-type="string" calcext:value-type="string">
            <text:p>Sort <text:s/>(cost=8582.84..8585.34 rows=1000 width=64) (actual time=430749.390..430754.215 rows=29645 loops=1) <text:s text:c="2"/>Sort Key: (count(b.the_geom)) DESC <text:s text:c="2"/>Sort Method: quicksort <text:s/>Memory: 3316kB <text:s text:c="2"/>InitPlan 1 (returns $0) <text:s text:c="4"/>-&gt; <text:s/>Seq Scan on sampling_weight_200_origin <text:s/>(cost=0.00..4.00 rows=200 width=8) (actual time=0.013..0.051 rows=200 loops=1) <text:s text:c="2"/>InitPlan 2 (returns $1) <text:s text:c="4"/>-&gt; <text:s/>Seq Scan on sampling_weight_200_destination <text:s/>(cost=0.00..4.00 rows=200 width=8) (actual time=0.008..0.268 rows=200 loops=1) <text:s text:c="2"/>-&gt; <text:s/>GroupAggregate <text:s/>(cost=8505.01..8525.01 rows=1000 width=64) (actual time=427198.758..430740.610 rows=29645 loops=1) <text:s text:c="8"/>Group Key: b.ogc_fid, b.the_geom <text:s text:c="8"/>-&gt; <text:s/>Sort <text:s/>(cost=8505.01..8507.51 rows=1000 width=56) (actual time=427198.229..429342.776 rows=7075521 loops=1) <text:s text:c="14"/>Sort Key: b.ogc_fid, b.the_geom <text:s text:c="14"/>Sort Method: external merge <text:s/>Disk: 434304kB <text:s text:c="14"/>-&gt; <text:s/>Hash Left Join <text:s/>(cost=8431.43..8455.18 rows=1000 width=56) (actual time=420326.169..423368.515 rows=7075521 loops=1) <text:s text:c="20"/>Hash Cond: (j.edge = b.ogc_fid) <text:s text:c="20"/>-&gt; <text:s/>Function Scan on pgr_bdastar j <text:s/>(cost=0.25..10.25 rows=1000 width=8) (actual time=420251.562..421080.272 rows=7075521 loops=1) <text:s text:c="20"/>-&gt; <text:s/>Hash <text:s/>(cost=6236.08..6236.08 rows=175608 width=56) (actual time=74.446..74.447 rows=175608 loops=1) <text:s text:c="26"/>Buckets: 262144 <text:s/>Batches: 1 <text:s/>Memory Usage: 16625kB <text:s text:c="26"/>-&gt; <text:s/>Seq Scan on porto_alegre_net_largest_astar b <text:s/>(cost=0.00..6236.08 rows=175608 width=56) (actual time=0.017..31.956 rows=175608 loops=1) Planning Time: 0.440 ms Execution Time: 430940.623 m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0:05:03.249443350</meta:creation-date>
    <dc:date>2024-10-10T16:37:32.196373336</dc:date>
    <meta:editing-duration>PT25M51S</meta:editing-duration>
    <meta:editing-cycles>3</meta:editing-cycles>
    <meta:generator>LibreOffice/7.3.7.2$Linux_X86_64 LibreOffice_project/30$Build-2</meta:generator>
    <meta:document-statistic meta:table-count="1" meta:cell-count="55" meta:object-count="0"/>
  </office:meta>
</office:document-meta>
</file>